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.5933in" svg:height="8.0417in" svg:x="12.4878in" svg:y="0.324in">
            <draw:object draw:notify-on-update-of-ranges="Sheet1.I10:Sheet1.I12 Sheet1.J9:Sheet1.J9 Sheet1.J10:Sheet1.J12 Sheet1.I10:Sheet1.I12 Sheet1.K9:Sheet1.K9 Sheet1.K10:Sheet1.K12 Sheet1.I10:Sheet1.I12 Sheet1.L9:Sheet1.L9 Sheet1.L10:Sheet1.L12 Sheet1.I10:Sheet1.I12 Sheet1.M9:Sheet1.M9 Sheet1.M10:Sheet1.M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 table:number-rows-repeated="8">
          <table:table-cell table:number-columns-repeated="13"/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-cap/mAh</text:p>
          </table:table-cell>
          <table:table-cell office:value-type="string" calcext:value-type="string">
            <text:p>D-cap/mAh</text:p>
          </table:table-cell>
          <table:table-cell table:number-columns-repeated="2"/>
          <table:table-cell table:formula="of:=[.A9]" office:value-type="string" office:string-value="Minutes" calcext:value-type="string">
            <text:p>Minutes</text:p>
          </table:table-cell>
          <table:table-cell table:formula="of:=[.C9]" office:value-type="string" office:string-value="mV" calcext:value-type="string">
            <text:p>mV</text:p>
          </table:table-cell>
          <table:table-cell table:formula="of:=[.D9]" office:value-type="string" office:string-value="mA" calcext:value-type="string">
            <text:p>mA</text:p>
          </table:table-cell>
          <table:table-cell table:formula="of:=[.E9]" office:value-type="string" office:string-value="C-cap/mAh" calcext:value-type="string">
            <text:p>C-cap/mAh</text:p>
          </table:table-cell>
          <table:table-cell table:formula="of:=[.F9]" office:value-type="string" office:string-value="D-cap/mAh" calcext:value-type="string">
            <text:p>D-cap/mA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dl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OR([.A10]&lt;&gt;[.A11]; ISBLANK([.A11]));[.H10];[.G11])" office:value-type="float" office:value="3" calcext:value-type="float">
            <text:p>3</text:p>
          </table:table-cell>
          <table:table-cell table:formula="of:=IF([.A9]&lt;&gt;[.A10];1;[.H9]+1)" office:value-type="float" office:value="1" calcext:value-type="float">
            <text:p>1</text:p>
          </table:table-cell>
          <table:table-cell table:style-name="ce1" table:formula="of:=IF(OR([.B10]=&quot;Idle&quot;;[.B10]=&quot;Ready&quot;); &quot;&quot;; [.A10]+([.H10]-1)/[.G10])">
            <text:p/>
          </table:table-cell>
          <table:table-cell table:style-name="ce1" table:formula="of:=IF(OR([.B10]=&quot;Idle&quot;;[.B10]=&quot;Ready&quot;); &quot;&quot;; [.C10]*1000)">
            <text:p/>
          </table:table-cell>
          <table:table-cell table:style-name="ce1" table:formula="of:=IF(OR([.B10]=&quot;Idle&quot;;[.B10]=&quot;Ready&quot;); &quot;&quot;; [.D10]*1000)">
            <text:p/>
          </table:table-cell>
          <table:table-cell table:style-name="ce1" table:formula="of:=IF(OR([.B10]=&quot;Idle&quot;;[.B10]=&quot;Ready&quot;); &quot;&quot;; [.E10])">
            <text:p/>
          </table:table-cell>
          <table:table-cell table:style-name="ce1" table:formula="of:=IF(OR([.B10]=&quot;Idle&quot;;[.B10]=&quot;Ready&quot;); &quot;&quot;; [.F10]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dl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OR([.A11]&lt;&gt;[.A12]; ISBLANK([.A12]));[.H11];[.G12])" office:value-type="float" office:value="3" calcext:value-type="float">
            <text:p>3</text:p>
          </table:table-cell>
          <table:table-cell table:formula="of:=IF([.A10]&lt;&gt;[.A11];1;[.H10]+1)" office:value-type="float" office:value="2" calcext:value-type="float">
            <text:p>2</text:p>
          </table:table-cell>
          <table:table-cell table:style-name="ce1" table:formula="of:=IF(OR([.B11]=&quot;Idle&quot;;[.B11]=&quot;Ready&quot;); &quot;&quot;; [.A11]+([.H11]-1)/[.G11])">
            <text:p/>
          </table:table-cell>
          <table:table-cell table:style-name="ce1" table:formula="of:=IF(OR([.B11]=&quot;Idle&quot;;[.B11]=&quot;Ready&quot;); &quot;&quot;; [.C11]*1000)">
            <text:p/>
          </table:table-cell>
          <table:table-cell table:style-name="ce1" table:formula="of:=IF(OR([.B11]=&quot;Idle&quot;;[.B11]=&quot;Ready&quot;); &quot;&quot;; [.D11]*1000)">
            <text:p/>
          </table:table-cell>
          <table:table-cell table:style-name="ce1" table:formula="of:=IF(OR([.B11]=&quot;Idle&quot;;[.B11]=&quot;Ready&quot;); &quot;&quot;; [.E11])">
            <text:p/>
          </table:table-cell>
          <table:table-cell table:style-name="ce1" table:formula="of:=IF(OR([.B11]=&quot;Idle&quot;;[.B11]=&quot;Ready&quot;); &quot;&quot;; [.F11]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dl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OR([.A12]&lt;&gt;[.A13]; ISBLANK([.A13]));[.H12];[.G13])" office:value-type="float" office:value="3" calcext:value-type="float">
            <text:p>3</text:p>
          </table:table-cell>
          <table:table-cell table:formula="of:=IF([.A11]&lt;&gt;[.A12];1;[.H11]+1)" office:value-type="float" office:value="3" calcext:value-type="float">
            <text:p>3</text:p>
          </table:table-cell>
          <table:table-cell table:style-name="ce1" table:formula="of:=IF(OR([.B12]=&quot;Idle&quot;;[.B12]=&quot;Ready&quot;); &quot;&quot;; [.A12]+([.H12]-1)/[.G12])">
            <text:p/>
          </table:table-cell>
          <table:table-cell table:style-name="ce1" table:formula="of:=IF(OR([.B12]=&quot;Idle&quot;;[.B12]=&quot;Ready&quot;); &quot;&quot;; [.C12]*1000)">
            <text:p/>
          </table:table-cell>
          <table:table-cell table:style-name="ce1" table:formula="of:=IF(OR([.B12]=&quot;Idle&quot;;[.B12]=&quot;Ready&quot;); &quot;&quot;; [.D12]*1000)">
            <text:p/>
          </table:table-cell>
          <table:table-cell table:style-name="ce1" table:formula="of:=IF(OR([.B12]=&quot;Idle&quot;;[.B12]=&quot;Ready&quot;); &quot;&quot;; [.E12])">
            <text:p/>
          </table:table-cell>
          <table:table-cell table:style-name="ce1" table:formula="of:=IF(OR([.B12]=&quot;Idle&quot;;[.B12]=&quot;Ready&quot;); &quot;&quot;; [.F12]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7T22:23:28.069502516</meta:creation-date>
    <dc:date>2023-10-05T19:36:23.414223428</dc:date>
    <meta:editing-duration>PT1H16M13S</meta:editing-duration>
    <meta:editing-cycles>16</meta:editing-cycles>
    <meta:generator>LibreOffice/7.3.7.2$Linux_X86_64 LibreOffice_project/30$Build-2</meta:generator>
    <meta:document-statistic meta:table-count="1" meta:cell-count="5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4.688cm" svg:height="20.427cm" xlink:href=".." xlink:type="simple" chart:class="chart:scatter" chart:style-name="ch1">
        <chart:legend chart:legend-position="end" svg:x="42.213cm" svg:y="9.167cm" style:legend-expansion="high" chart:style-name="ch2"/>
        <chart:plot-area chart:style-name="ch3" table:cell-range-address="Sheet1.I10:Sheet1.M12 Sheet1.J9:Sheet1.M9" chart:data-source-has-labels="row" svg:x="0.893cm" svg:y="0.408cm" svg:width="40.427cm" svg:height="19.611cm">
          <chart:coordinate-region svg:x="1.514cm" svg:y="0.608cm" svg:width="39.619cm" svg:height="18.76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10:Sheet1.J12" chart:label-cell-address="Sheet1.J9:Sheet1.J9" chart:class="chart:scatter">
            <chart:domain table:cell-range-address="Sheet1.I10:Sheet1.I12"/>
            <chart:data-point chart:repeated="3"/>
          </chart:series>
          <chart:series chart:style-name="ch8" chart:values-cell-range-address="Sheet1.K10:Sheet1.K12" chart:label-cell-address="Sheet1.K9:Sheet1.K9" chart:class="chart:scatter">
            <chart:data-point chart:repeated="3"/>
          </chart:series>
          <chart:series chart:style-name="ch9" chart:values-cell-range-address="Sheet1.L10:Sheet1.L12" chart:label-cell-address="Sheet1.L9:Sheet1.L9" chart:class="chart:scatter">
            <chart:data-point chart:repeated="3"/>
          </chart:series>
          <chart:series chart:style-name="ch10" chart:values-cell-range-address="Sheet1.M10:Sheet1.M12" chart:label-cell-address="Sheet1.M9:Sheet1.M9" chart:class="chart:scatte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V</text:p>
                <draw:g>
                  <svg:desc>Sheet1.J9:Sheet1.J9</svg:desc>
                </draw:g>
              </table:table-cell>
              <table:table-cell office:value-type="string">
                <text:p>mA</text:p>
                <draw:g>
                  <svg:desc>Sheet1.K9:Sheet1.K9</svg:desc>
                </draw:g>
              </table:table-cell>
              <table:table-cell office:value-type="string">
                <text:p>C-cap/mAh</text:p>
                <draw:g>
                  <svg:desc>Sheet1.L9:Sheet1.L9</svg:desc>
                </draw:g>
              </table:table-cell>
              <table:table-cell office:value-type="string">
                <text:p>D-cap/mAh</text:p>
                <draw:g>
                  <svg:desc>Sheet1.M9:Sheet1.M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I10:Sheet1.I12</svg:desc>
                </draw:g>
              </table:table-cell>
              <table:table-cell office:value-type="float" office:value="NaN">
                <text:p>NaN</text:p>
                <draw:g>
                  <svg:desc>Sheet1.J10:Sheet1.J12</svg:desc>
                </draw:g>
              </table:table-cell>
              <table:table-cell office:value-type="float" office:value="NaN">
                <text:p>NaN</text:p>
                <draw:g>
                  <svg:desc>Sheet1.K10:Sheet1.K12</svg:desc>
                </draw:g>
              </table:table-cell>
              <table:table-cell office:value-type="float" office:value="NaN">
                <text:p>NaN</text:p>
                <draw:g>
                  <svg:desc>Sheet1.L10:Sheet1.L12</svg:desc>
                </draw:g>
              </table:table-cell>
              <table:table-cell office:value-type="float" office:value="NaN">
                <text:p>NaN</text:p>
                <draw:g>
                  <svg:desc>Sheet1.M10:Sheet1.M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